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5.23mm"/>
    </style:style>
    <style:style style:name="co2" style:family="table-column">
      <style:table-column-properties fo:break-before="auto" style:column-width="57.45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40.02mm"/>
    </style:style>
    <style:style style:name="co6" style:family="table-column">
      <style:table-column-properties fo:break-before="auto" style:column-width="50.92mm"/>
    </style:style>
    <style:style style:name="co7" style:family="table-column">
      <style:table-column-properties fo:break-before="auto" style:column-width="11.48mm"/>
    </style:style>
    <style:style style:name="co8" style:family="table-column">
      <style:table-column-properties fo:break-before="auto" style:column-width="55.67mm"/>
    </style:style>
    <style:style style:name="co9" style:family="table-column">
      <style:table-column-properties fo:break-before="auto" style:column-width="62.02mm"/>
    </style:style>
    <style:style style:name="co10" style:family="table-column">
      <style:table-column-properties fo:break-before="auto" style:column-width="83.8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51.73mm"/>
    </style:style>
    <style:style style:name="co13" style:family="table-column">
      <style:table-column-properties fo:break-before="auto" style:column-width="12.1mm"/>
    </style:style>
    <style:style style:name="co14" style:family="table-column">
      <style:table-column-properties fo:break-before="auto" style:column-width="25.1mm"/>
    </style:style>
    <style:style style:name="co15" style:family="table-column">
      <style:table-column-properties fo:break-before="auto" style:column-width="43.27mm"/>
    </style:style>
    <style:style style:name="co16" style:family="table-column">
      <style:table-column-properties fo:break-before="auto" style:column-width="15.12mm"/>
    </style:style>
    <style:style style:name="co17" style:family="table-column">
      <style:table-column-properties fo:break-before="auto" style:column-width="19.67mm"/>
    </style:style>
    <style:style style:name="co18" style:family="table-column">
      <style:table-column-properties fo:break-before="auto" style:column-width="42.05mm"/>
    </style:style>
    <style:style style:name="co19" style:family="table-column">
      <style:table-column-properties fo:break-before="auto" style:column-width="12.7mm"/>
    </style:style>
    <style:style style:name="co20" style:family="table-column">
      <style:table-column-properties fo:break-before="auto" style:column-width="25.42mm"/>
    </style:style>
    <style:style style:name="co21" style:family="table-column">
      <style:table-column-properties fo:break-before="auto" style:column-width="105.29mm"/>
    </style:style>
    <style:style style:name="co22" style:family="table-column">
      <style:table-column-properties fo:break-before="auto" style:column-width="43.87mm"/>
    </style:style>
    <style:style style:name="co23" style:family="table-column">
      <style:table-column-properties fo:break-before="auto" style:column-width="100.75mm"/>
    </style:style>
    <style:style style:name="co24" style:family="table-column">
      <style:table-column-properties fo:break-before="auto" style:column-width="59mm"/>
    </style:style>
    <style:style style:name="co25" style:family="table-column">
      <style:table-column-properties fo:break-before="auto" style:column-width="55.97mm"/>
    </style:style>
    <style:style style:name="co26" style:family="table-column">
      <style:table-column-properties fo:break-before="auto" style:column-width="52.33mm"/>
    </style:style>
    <style:style style:name="co27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ext-properties style:text-underline-style="none" fo:font-weight="normal" style:font-weight-asian="normal" style:font-weight-complex="normal"/>
    </style:style>
    <style:style style:name="ce6" style:family="table-cell" style:parent-style-name="Default"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Journal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itation count</text:p>
          </table:table-cell>
          <table:table-cell table:style-name="ce1" office:value-type="string" calcext:value-type="string">
            <text:p>Number of authors</text:p>
          </table:table-cell>
          <table:table-cell table:style-name="ce1" office:value-type="string" calcext:value-type="string">
            <text:p>Type of collabo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ND OF FEBRU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APR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D OF JU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END OF AUG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OCTO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D OF DECE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JANU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MAR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M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JU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END OF AUG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SEPTE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OCTO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NOVE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DECE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ND OF ISSUE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D OF ISSU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ISSUE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END OF ISSUE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END OF ISSUE 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ND OF ISSUE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ND OF ISSU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ND OF ISSUE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END OF ISSUE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END OF FEBRU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END OF APR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JU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END OF AUG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ND OF OCTO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END OF DECE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ISSUE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END OF ISSU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ISSUE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D OF ISSUE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ISSU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D OF ISSUE 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ISSUE 7–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ND OF ISSUE 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END OF ISSUE 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ISSUE 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ISSUE 12</text:p>
          </table:table-cell>
          <table:table-cell table:number-columns-repeated="4"/>
        </table:table-row>
      </table:table>
      <table:table table:name="MSCS" table:style-name="ta1">
        <table:table-column table:style-name="co12" table:default-cell-style-name="ce2"/>
        <table:table-column table:style-name="co13" table:default-cell-style-name="Default"/>
        <table:table-column table:style-name="co14" table:default-cell-style-name="ce3"/>
        <table:table-row table:style-name="ro1">
          <table:table-cell table:style-name="ce1" office:value-type="string" calcext:value-type="string">
            <text:p>MSCS 2006 statistic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formula="of:=COUNT([Data.D2:.D47])" office:value-type="float" office:value="46" calcext:value-type="float">
            <text:p>46</text:p>
          </table:table-cell>
          <table:table-cell table:style-name="Default"/>
        </table:table-row>
        <table:table-row table:style-name="ro1">
          <table:table-cell office:value-type="string" calcext:value-type="string">
            <text:p>Non-collaborative</text:p>
          </table:table-cell>
          <table:table-cell table:formula="of:=COUNTIF([Data.D2:.D47];&quot;=1&quot;)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string" calcext:value-type="string">
            <text:p>Local</text:p>
          </table:table-cell>
          <table:table-cell table:formula="of:=COUNTIF([Data.E2:.E47];&quot;=Local&quot;)" office:value-type="float" office:value="8" calcext:value-type="float">
            <text:p>8</text:p>
          </table:table-cell>
          <table:table-cell table:formula="of:=[.B4]/[.B10]" office:value-type="percentage" office:value="0.258064516129032" calcext:value-type="percentage">
            <text:p>25.81%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table:formula="of:=COUNTIF([Data.E2:.E47];&quot;=National&quot;)" office:value-type="float" office:value="9" calcext:value-type="float">
            <text:p>9</text:p>
          </table:table-cell>
          <table:table-cell table:formula="of:=[.B5]/[.B10]" office:value-type="percentage" office:value="0.290322580645161" calcext:value-type="percentage">
            <text:p>29.03%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table:formula="of:=COUNTIF([Data.E2:.E47];&quot;=International&quot;)" office:value-type="float" office:value="14" calcext:value-type="float">
            <text:p>14</text:p>
          </table:table-cell>
          <table:table-cell table:formula="of:=[.B6]/[.B10]" office:value-type="percentage" office:value="0.451612903225806" calcext:value-type="percentage">
            <text:p>45.16%</text:p>
          </table:table-cell>
        </table:table-row>
        <table:table-row table:style-name="ro1">
          <table:table-cell office:value-type="string" calcext:value-type="string">
            <text:p>2 collaborators</text:p>
          </table:table-cell>
          <table:table-cell table:formula="of:=COUNTIF([Data.D2:.D47];&quot;=2&quot;)" office:value-type="float" office:value="21" calcext:value-type="float">
            <text:p>21</text:p>
          </table:table-cell>
          <table:table-cell table:formula="of:=[.B7]/[.$B$10]" office:value-type="percentage" office:value="0.67741935483871" calcext:value-type="percentage">
            <text:p>67.74%</text:p>
          </table:table-cell>
        </table:table-row>
        <table:table-row table:style-name="ro1">
          <table:table-cell office:value-type="string" calcext:value-type="string">
            <text:p>3 collaborators</text:p>
          </table:table-cell>
          <table:table-cell table:formula="of:=COUNTIF([Data.D3:.D48];&quot;=3&quot;)" office:value-type="float" office:value="10" calcext:value-type="float">
            <text:p>10</text:p>
          </table:table-cell>
          <table:table-cell table:formula="of:=[.B8]/[.$B$10]" office:value-type="percentage" office:value="0.32258064516129" calcext:value-type="percentage">
            <text:p>32.26%</text:p>
          </table:table-cell>
        </table:table-row>
        <table:table-row table:style-name="ro1">
          <table:table-cell office:value-type="string" calcext:value-type="string">
            <text:p>4 or more collaborators</text:p>
          </table:table-cell>
          <table:table-cell table:formula="of:=COUNTIF([Data.D4:.D49];&quot;=4&quot;)" office:value-type="float" office:value="0" calcext:value-type="float">
            <text:p>0</text:p>
          </table:table-cell>
          <table:table-cell table:formula="of:=[.B9]/[.$B$10]" office:value-type="percentage" office:value="0" calcext:value-type="percentage">
            <text:p>0.00%</text:p>
          </table:table-cell>
        </table:table-row>
        <table:table-row table:style-name="ro1">
          <table:table-cell table:style-name="Default" office:value-type="string" calcext:value-type="string">
            <text:p>Collaborative</text:p>
          </table:table-cell>
          <table:table-cell table:formula="of:=[.B2]-[.B3]" office:value-type="float" office:value="31" calcext:value-type="float">
            <text:p>31</text:p>
          </table:table-cell>
          <table:table-cell table:formula="of:=[.B10]/[.B2]" office:value-type="percentage" office:value="0.673913043478261" calcext:value-type="percentage">
            <text:p>67.39%</text:p>
          </table:table-cell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MSCS 2014 statistic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formula="of:=COUNT([Data.D280:.D333])" office:value-type="float" office:value="54" calcext:value-type="float">
            <text:p>5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n-collaborative</text:p>
          </table:table-cell>
          <table:table-cell table:formula="of:=COUNTIF([Data.D280:.D333];&quot;=1&quot;)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string" calcext:value-type="string">
            <text:p>Local</text:p>
          </table:table-cell>
          <table:table-cell table:formula="of:=COUNTIF([Data.E280:.E330];&quot;=Local&quot;)" office:value-type="float" office:value="11" calcext:value-type="float">
            <text:p>11</text:p>
          </table:table-cell>
          <table:table-cell table:formula="of:=[.B15]/[.$B$21]" office:value-type="percentage" office:value="0.289473684210526" calcext:value-type="percentage">
            <text:p>28.95%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table:formula="of:=COUNTIF([Data.E280:.E333];&quot;=National&quot;)" office:value-type="float" office:value="14" calcext:value-type="float">
            <text:p>14</text:p>
          </table:table-cell>
          <table:table-cell table:formula="of:=[.B16]/[.$B$21]" office:value-type="percentage" office:value="0.368421052631579" calcext:value-type="percentage">
            <text:p>36.84%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table:formula="of:=COUNTIF([Data.E280:.E333];&quot;=International&quot;)" office:value-type="float" office:value="11" calcext:value-type="float">
            <text:p>11</text:p>
          </table:table-cell>
          <table:table-cell table:formula="of:=[.B17]/[.$B$21]" office:value-type="percentage" office:value="0.289473684210526" calcext:value-type="percentage">
            <text:p>28.95%</text:p>
          </table:table-cell>
        </table:table-row>
        <table:table-row table:style-name="ro1">
          <table:table-cell office:value-type="string" calcext:value-type="string">
            <text:p>2 collaborators</text:p>
          </table:table-cell>
          <table:table-cell table:formula="of:=COUNTIF([Data.D280:.D333];&quot;=2&quot;)" office:value-type="float" office:value="13" calcext:value-type="float">
            <text:p>13</text:p>
          </table:table-cell>
          <table:table-cell table:formula="of:=[.B18]/[.$B$21]" office:value-type="percentage" office:value="0.342105263157895" calcext:value-type="percentage">
            <text:p>34.21%</text:p>
          </table:table-cell>
        </table:table-row>
        <table:table-row table:style-name="ro1">
          <table:table-cell office:value-type="string" calcext:value-type="string">
            <text:p>3 collaborators</text:p>
          </table:table-cell>
          <table:table-cell table:formula="of:=COUNTIF([Data.D280:.D333];&quot;=3&quot;)" office:value-type="float" office:value="14" calcext:value-type="float">
            <text:p>14</text:p>
          </table:table-cell>
          <table:table-cell table:formula="of:=[.B19]/[.$B$21]" office:value-type="percentage" office:value="0.368421052631579" calcext:value-type="percentage">
            <text:p>36.84%</text:p>
          </table:table-cell>
        </table:table-row>
        <table:table-row table:style-name="ro1">
          <table:table-cell office:value-type="string" calcext:value-type="string">
            <text:p>4 or more collaborators</text:p>
          </table:table-cell>
          <table:table-cell table:formula="of:=COUNTIF([Data.D280:.D333];&quot;=4&quot;)" office:value-type="float" office:value="11" calcext:value-type="float">
            <text:p>11</text:p>
          </table:table-cell>
          <table:table-cell table:formula="of:=[.B20]/[.$B$21]" office:value-type="percentage" office:value="0.289473684210526" calcext:value-type="percentage">
            <text:p>28.95%</text:p>
          </table:table-cell>
        </table:table-row>
        <table:table-row table:style-name="ro1">
          <table:table-cell table:style-name="Default" office:value-type="string" calcext:value-type="string">
            <text:p>Collaborative</text:p>
          </table:table-cell>
          <table:table-cell table:formula="of:=[.B13]-[.B14]" office:value-type="float" office:value="38" calcext:value-type="float">
            <text:p>38</text:p>
          </table:table-cell>
          <table:table-cell table:formula="of:=[.B21]/[.B13]" office:value-type="percentage" office:value="0.703703703703704" calcext:value-type="percentage">
            <text:p>70.37%</text:p>
          </table:table-cell>
        </table:table-row>
      </table:table>
      <table:table table:name="APAL" table:style-name="ta1">
        <table:table-column table:style-name="co15" table:default-cell-style-name="ce2"/>
        <table:table-column table:style-name="co16" table:default-cell-style-name="Default"/>
        <table:table-column table:style-name="co17" table:default-cell-style-name="ce3"/>
        <table:table-row table:style-name="ro1">
          <table:table-cell table:style-name="ce1" office:value-type="string" calcext:value-type="string">
            <text:p>APAL 2006 statistic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formula="of:=COUNT([Data.D48:.D167])" office:value-type="float" office:value="120" calcext:value-type="float">
            <text:p>120</text:p>
          </table:table-cell>
          <table:table-cell table:style-name="Default"/>
        </table:table-row>
        <table:table-row table:style-name="ro1">
          <table:table-cell office:value-type="string" calcext:value-type="string">
            <text:p>Non-collaborative</text:p>
          </table:table-cell>
          <table:table-cell table:formula="of:=COUNTIF([Data.D48:.D167];&quot;=1&quot;)" office:value-type="float" office:value="65" calcext:value-type="float">
            <text:p>65</text:p>
          </table:table-cell>
          <table:table-cell table:style-name="Default"/>
        </table:table-row>
        <table:table-row table:style-name="ro1">
          <table:table-cell office:value-type="string" calcext:value-type="string">
            <text:p>Local</text:p>
          </table:table-cell>
          <table:table-cell table:formula="of:=COUNTIF([Data.E48:.E167];&quot;=Local&quot;)" office:value-type="float" office:value="14" calcext:value-type="float">
            <text:p>14</text:p>
          </table:table-cell>
          <table:table-cell table:formula="of:=[.B4]/[.B10]" office:value-type="percentage" office:value="0.254545454545454" calcext:value-type="percentage">
            <text:p>25.45%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table:formula="of:=COUNTIF([Data.E48:.E167];&quot;=National&quot;)" office:value-type="float" office:value="5" calcext:value-type="float">
            <text:p>5</text:p>
          </table:table-cell>
          <table:table-cell table:formula="of:=[.B5]/[.B10]" office:value-type="percentage" office:value="0.0909090909090909" calcext:value-type="percentage">
            <text:p>9.09%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table:formula="of:=COUNTIF([Data.E48:.E167];&quot;=International&quot;)" office:value-type="float" office:value="36" calcext:value-type="float">
            <text:p>36</text:p>
          </table:table-cell>
          <table:table-cell table:formula="of:=[.B6]/[.B10]" office:value-type="percentage" office:value="0.654545454545455" calcext:value-type="percentage">
            <text:p>65.45%</text:p>
          </table:table-cell>
        </table:table-row>
        <table:table-row table:style-name="ro1">
          <table:table-cell office:value-type="string" calcext:value-type="string">
            <text:p>2 collaborators</text:p>
          </table:table-cell>
          <table:table-cell table:formula="of:=COUNTIF([Data.D48:.D167];&quot;=2&quot;)" office:value-type="float" office:value="36" calcext:value-type="float">
            <text:p>36</text:p>
          </table:table-cell>
          <table:table-cell table:formula="of:=[.B7]/[.$B$10]" office:value-type="percentage" office:value="0.654545454545455" calcext:value-type="percentage">
            <text:p>65.45%</text:p>
          </table:table-cell>
        </table:table-row>
        <table:table-row table:style-name="ro1">
          <table:table-cell office:value-type="string" calcext:value-type="string">
            <text:p>3 collaborators</text:p>
          </table:table-cell>
          <table:table-cell table:formula="of:=COUNTIF([Data.D48:.D167];&quot;=3&quot;)" office:value-type="float" office:value="14" calcext:value-type="float">
            <text:p>14</text:p>
          </table:table-cell>
          <table:table-cell table:formula="of:=[.B8]/[.$B$10]" office:value-type="percentage" office:value="0.254545454545454" calcext:value-type="percentage">
            <text:p>25.45%</text:p>
          </table:table-cell>
        </table:table-row>
        <table:table-row table:style-name="ro1">
          <table:table-cell office:value-type="string" calcext:value-type="string">
            <text:p>4 or more collaborators</text:p>
          </table:table-cell>
          <table:table-cell table:formula="of:=COUNTIF([Data.D48:.D167];&quot;=4&quot;)" office:value-type="float" office:value="5" calcext:value-type="float">
            <text:p>5</text:p>
          </table:table-cell>
          <table:table-cell table:formula="of:=[.B9]/[.$B$10]" office:value-type="percentage" office:value="0.0909090909090909" calcext:value-type="percentage">
            <text:p>9.09%</text:p>
          </table:table-cell>
        </table:table-row>
        <table:table-row table:style-name="ro1">
          <table:table-cell table:style-name="Default" office:value-type="string" calcext:value-type="string">
            <text:p>Collaborative</text:p>
          </table:table-cell>
          <table:table-cell table:formula="of:=[.B2]-[.B3]" office:value-type="float" office:value="55" calcext:value-type="float">
            <text:p>55</text:p>
          </table:table-cell>
          <table:table-cell table:formula="of:=[.B10]/[.B2]" office:value-type="percentage" office:value="0.458333333333333" calcext:value-type="percentage">
            <text:p>45.83%</text:p>
          </table:table-cell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APAL 2014 statistic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formula="of:=COUNT([Data.D334:.D414])" office:value-type="float" office:value="81" calcext:value-type="float">
            <text:p>8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n-collaborative</text:p>
          </table:table-cell>
          <table:table-cell table:formula="of:=COUNTIF([Data.D334:.D414];&quot;=1&quot;)" office:value-type="float" office:value="32" calcext:value-type="float">
            <text:p>32</text:p>
          </table:table-cell>
          <table:table-cell table:style-name="Default"/>
        </table:table-row>
        <table:table-row table:style-name="ro1">
          <table:table-cell office:value-type="string" calcext:value-type="string">
            <text:p>Local</text:p>
          </table:table-cell>
          <table:table-cell table:formula="of:=COUNTIF([Data.E334:.E414];&quot;=Local&quot;)" office:value-type="float" office:value="12" calcext:value-type="float">
            <text:p>12</text:p>
          </table:table-cell>
          <table:table-cell table:formula="of:=[.B15]/[.$B$21]" office:value-type="percentage" office:value="0.244897959183673" calcext:value-type="percentage">
            <text:p>24.49%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table:formula="of:=COUNTIF([Data.E334:.E414];&quot;=National&quot;)" office:value-type="float" office:value="13" calcext:value-type="float">
            <text:p>13</text:p>
          </table:table-cell>
          <table:table-cell table:formula="of:=[.B16]/[.$B$21]" office:value-type="percentage" office:value="0.26530612244898" calcext:value-type="percentage">
            <text:p>26.53%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table:formula="of:=COUNTIF([Data.E334:.E414];&quot;=International&quot;)" office:value-type="float" office:value="24" calcext:value-type="float">
            <text:p>24</text:p>
          </table:table-cell>
          <table:table-cell table:formula="of:=[.B17]/[.$B$21]" office:value-type="percentage" office:value="0.489795918367347" calcext:value-type="percentage">
            <text:p>48.98%</text:p>
          </table:table-cell>
        </table:table-row>
        <table:table-row table:style-name="ro1">
          <table:table-cell office:value-type="string" calcext:value-type="string">
            <text:p>2 collaborators</text:p>
          </table:table-cell>
          <table:table-cell table:formula="of:=COUNTIF([Data.D334:.D414];&quot;=2&quot;)" office:value-type="float" office:value="34" calcext:value-type="float">
            <text:p>34</text:p>
          </table:table-cell>
          <table:table-cell table:formula="of:=[.B18]/[.$B$21]" office:value-type="percentage" office:value="0.693877551020408" calcext:value-type="percentage">
            <text:p>69.39%</text:p>
          </table:table-cell>
        </table:table-row>
        <table:table-row table:style-name="ro1">
          <table:table-cell office:value-type="string" calcext:value-type="string">
            <text:p>3 collaborators</text:p>
          </table:table-cell>
          <table:table-cell table:formula="of:=COUNTIF([Data.D334:.D414];&quot;=3&quot;)" office:value-type="float" office:value="9" calcext:value-type="float">
            <text:p>9</text:p>
          </table:table-cell>
          <table:table-cell table:formula="of:=[.B19]/[.$B$21]" office:value-type="percentage" office:value="0.183673469387755" calcext:value-type="percentage">
            <text:p>18.37%</text:p>
          </table:table-cell>
        </table:table-row>
        <table:table-row table:style-name="ro1">
          <table:table-cell office:value-type="string" calcext:value-type="string">
            <text:p>4 or more collaborators</text:p>
          </table:table-cell>
          <table:table-cell table:formula="of:=COUNTIF([Data.D334:.D414];&quot;=4&quot;)" office:value-type="float" office:value="6" calcext:value-type="float">
            <text:p>6</text:p>
          </table:table-cell>
          <table:table-cell table:formula="of:=[.B20]/[.$B$21]" office:value-type="percentage" office:value="0.122448979591837" calcext:value-type="percentage">
            <text:p>12.24%</text:p>
          </table:table-cell>
        </table:table-row>
        <table:table-row table:style-name="ro1">
          <table:table-cell table:style-name="Default" office:value-type="string" calcext:value-type="string">
            <text:p>Collaborative</text:p>
          </table:table-cell>
          <table:table-cell table:formula="of:=[.B13]-[.B14]" office:value-type="float" office:value="49" calcext:value-type="float">
            <text:p>49</text:p>
          </table:table-cell>
          <table:table-cell table:formula="of:=[.B21]/[.B13]" office:value-type="percentage" office:value="0.604938271604938" calcext:value-type="percentage">
            <text:p>60.49%</text:p>
          </table:table-cell>
        </table:table-row>
      </table:table>
      <table:table table:name="LMCS" table:style-name="ta1">
        <table:table-column table:style-name="co18" table:default-cell-style-name="ce2"/>
        <table:table-column table:style-name="co19" table:default-cell-style-name="Default"/>
        <table:table-column table:style-name="co20" table:default-cell-style-name="ce3"/>
        <table:table-row table:style-name="ro1">
          <table:table-cell table:style-name="ce1" office:value-type="string" calcext:value-type="string">
            <text:p>LMCS 2006 statistic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formula="of:=COUNT([Data.D168:.D196])" office:value-type="float" office:value="29" calcext:value-type="float">
            <text:p>2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n-collaborative</text:p>
          </table:table-cell>
          <table:table-cell table:formula="of:=COUNTIF([Data.D168:.D196];&quot;=1&quot;)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string" calcext:value-type="string">
            <text:p>Local</text:p>
          </table:table-cell>
          <table:table-cell table:formula="of:=COUNTIF([Data.E168:.E196];&quot;=Local&quot;)" office:value-type="float" office:value="2" calcext:value-type="float">
            <text:p>2</text:p>
          </table:table-cell>
          <table:table-cell table:formula="of:=[.B4]/[.B10]" office:value-type="percentage" office:value="0.1" calcext:value-type="percentage">
            <text:p>10.00%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table:formula="of:=COUNTIF([Data.E168:.E196];&quot;=National&quot;)" office:value-type="float" office:value="5" calcext:value-type="float">
            <text:p>5</text:p>
          </table:table-cell>
          <table:table-cell table:formula="of:=[.B5]/[.B10]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table:formula="of:=COUNTIF([Data.E168:.E196];&quot;=International&quot;)" office:value-type="float" office:value="13" calcext:value-type="float">
            <text:p>13</text:p>
          </table:table-cell>
          <table:table-cell table:formula="of:=[.B6]/[.B10]" office:value-type="percentage" office:value="0.65" calcext:value-type="percentage">
            <text:p>65.00%</text:p>
          </table:table-cell>
        </table:table-row>
        <table:table-row table:style-name="ro1">
          <table:table-cell office:value-type="string" calcext:value-type="string">
            <text:p>2 collaborators</text:p>
          </table:table-cell>
          <table:table-cell table:formula="of:=COUNTIF([Data.D168:.D196];&quot;=2&quot;)" office:value-type="float" office:value="10" calcext:value-type="float">
            <text:p>10</text:p>
          </table:table-cell>
          <table:table-cell table:formula="of:=[.B7]/[.$B$10]"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3 collaborators</text:p>
          </table:table-cell>
          <table:table-cell table:formula="of:=COUNTIF([Data.D168:.D196];&quot;=3&quot;)" office:value-type="float" office:value="9" calcext:value-type="float">
            <text:p>9</text:p>
          </table:table-cell>
          <table:table-cell table:formula="of:=[.B8]/[.$B$10]" office:value-type="percentage" office:value="0.45" calcext:value-type="percentage">
            <text:p>45.00%</text:p>
          </table:table-cell>
        </table:table-row>
        <table:table-row table:style-name="ro1">
          <table:table-cell office:value-type="string" calcext:value-type="string">
            <text:p>4 or more collaborators</text:p>
          </table:table-cell>
          <table:table-cell table:formula="of:=COUNTIF([Data.D168:.D196];&quot;=4&quot;)" office:value-type="float" office:value="1" calcext:value-type="float">
            <text:p>1</text:p>
          </table:table-cell>
          <table:table-cell table:formula="of:=[.B9]/[.$B$10]" office:value-type="percentage" office:value="0.05" calcext:value-type="percentage">
            <text:p>5.00%</text:p>
          </table:table-cell>
        </table:table-row>
        <table:table-row table:style-name="ro1">
          <table:table-cell table:style-name="Default" office:value-type="string" calcext:value-type="string">
            <text:p>Collaborative</text:p>
          </table:table-cell>
          <table:table-cell table:formula="of:=[.B2]-[.B3]" office:value-type="float" office:value="20" calcext:value-type="float">
            <text:p>20</text:p>
          </table:table-cell>
          <table:table-cell table:formula="of:=[.B10]/[.B2]" office:value-type="percentage" office:value="0.689655172413793" calcext:value-type="percentage">
            <text:p>68.97%</text:p>
          </table:table-cell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LMCS 2014 statistic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formula="of:=COUNT([Data.D198:.D279])" office:value-type="float" office:value="82" calcext:value-type="float">
            <text:p>8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n-collaborative</text:p>
          </table:table-cell>
          <table:table-cell table:formula="of:=COUNTIF([Data.D198:.D279];&quot;=1&quot;)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string" calcext:value-type="string">
            <text:p>Local</text:p>
          </table:table-cell>
          <table:table-cell table:formula="of:=COUNTIF([Data.E198:.E279];&quot;=Local&quot;)" office:value-type="float" office:value="20" calcext:value-type="float">
            <text:p>20</text:p>
          </table:table-cell>
          <table:table-cell table:formula="of:=[.B15]/[.$B$21]" office:value-type="percentage" office:value="0.338983050847458" calcext:value-type="percentage">
            <text:p>33.90%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table:formula="of:=COUNTIF([Data.E198:.E279];&quot;=National&quot;)" office:value-type="float" office:value="9" calcext:value-type="float">
            <text:p>9</text:p>
          </table:table-cell>
          <table:table-cell table:formula="of:=[.B16]/[.$B$21]" office:value-type="percentage" office:value="0.152542372881356" calcext:value-type="percentage">
            <text:p>15.25%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table:formula="of:=COUNTIF([Data.E198:.E279];&quot;=International&quot;)" office:value-type="float" office:value="30" calcext:value-type="float">
            <text:p>30</text:p>
          </table:table-cell>
          <table:table-cell table:formula="of:=[.B17]/[.$B$21]" office:value-type="percentage" office:value="0.508474576271186" calcext:value-type="percentage">
            <text:p>50.85%</text:p>
          </table:table-cell>
        </table:table-row>
        <table:table-row table:style-name="ro1">
          <table:table-cell office:value-type="string" calcext:value-type="string">
            <text:p>2 collaborators</text:p>
          </table:table-cell>
          <table:table-cell table:formula="of:=COUNTIF([Data.D198:.D279];&quot;=2&quot;)" office:value-type="float" office:value="25" calcext:value-type="float">
            <text:p>25</text:p>
          </table:table-cell>
          <table:table-cell table:formula="of:=[.B18]/[.$B$21]" office:value-type="percentage" office:value="0.423728813559322" calcext:value-type="percentage">
            <text:p>42.37%</text:p>
          </table:table-cell>
        </table:table-row>
        <table:table-row table:style-name="ro1">
          <table:table-cell office:value-type="string" calcext:value-type="string">
            <text:p>3 collaborators</text:p>
          </table:table-cell>
          <table:table-cell table:formula="of:=COUNTIF([Data.D198:.D279];&quot;=3&quot;)" office:value-type="float" office:value="18" calcext:value-type="float">
            <text:p>18</text:p>
          </table:table-cell>
          <table:table-cell table:formula="of:=[.B19]/[.$B$21]" office:value-type="percentage" office:value="0.305084745762712" calcext:value-type="percentage">
            <text:p>30.51%</text:p>
          </table:table-cell>
        </table:table-row>
        <table:table-row table:style-name="ro1">
          <table:table-cell office:value-type="string" calcext:value-type="string">
            <text:p>4 or more collaborators</text:p>
          </table:table-cell>
          <table:table-cell table:formula="of:=COUNTIF([Data.D198:.D279];&quot;=4&quot;)" office:value-type="float" office:value="16" calcext:value-type="float">
            <text:p>16</text:p>
          </table:table-cell>
          <table:table-cell table:formula="of:=[.B20]/[.$B$21]" office:value-type="percentage" office:value="0.271186440677966" calcext:value-type="percentage">
            <text:p>27.12%</text:p>
          </table:table-cell>
        </table:table-row>
        <table:table-row table:style-name="ro1">
          <table:table-cell table:style-name="Default" office:value-type="string" calcext:value-type="string">
            <text:p>Collaborative</text:p>
          </table:table-cell>
          <table:table-cell table:formula="of:=[.B13]-[.B14]" office:value-type="float" office:value="59" calcext:value-type="float">
            <text:p>59</text:p>
          </table:table-cell>
          <table:table-cell table:formula="of:=[.B21]/[.B13]" office:value-type="percentage" office:value="0.719512195121951" calcext:value-type="percentage">
            <text:p>71.95%</text:p>
          </table:table-cell>
        </table:table-row>
      </table:table>
      <table:table table:name="Quality" table:style-name="ta1">
        <table:shapes>
          <draw:frame draw:z-index="0" draw:style-name="gr1" draw:text-style-name="P1" svg:width="139.75mm" svg:height="90.01mm" svg:x="171.72mm" svg:y="0.31mm">
            <loext:p draw:notify-on-update-of-ranges="Quality.K41:Quality.K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9.75mm" svg:height="90.01mm" svg:x="171.74mm" svg:y="131.26mm">
            <loext:p draw:notify-on-update-of-ranges="Quality.K41:Quality.K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39.75mm" svg:height="90.01mm" svg:x="172.03mm" svg:y="235.42mm">
            <loext:p draw:notify-on-update-of-ranges="Quality.K41:Quality.K4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39.75mm" svg:height="90.01mm" svg:x="171.13mm" svg:y="333.25mm">
            <loext:p draw:notify-on-update-of-ranges="Quality.K41:Quality.K4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1" table:default-cell-style-name="ce1"/>
        <table:table-column table:style-name="co22" table:default-cell-style-name="Default"/>
        <table:table-column table:style-name="co11" table:number-columns-repeated="8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Citation sum for single author</text:p>
          </table:table-cell>
          <table:table-cell table:formula="of:=SUMIF([Data.D198:.D414]; &quot;=1&quot;; [Data.C198:.C414])" office:value-type="float" office:value="218" calcext:value-type="float">
            <text:p>2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single author papers</text:p>
          </table:table-cell>
          <table:table-cell table:formula="of:=COUNTIF([Data.D198:.D414];&quot;=1&quot;)"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itation count for single author papers</text:p>
          </table:table-cell>
          <table:table-cell table:style-name="ce5" table:formula="of:=[.B1]/[.B2]" office:value-type="float" office:value="3.07042253521127" calcext:value-type="float">
            <text:p>3.07042253521127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itation sum for 2 authors</text:p>
          </table:table-cell>
          <table:table-cell table:formula="of:=SUMIF([Data.D198:.D414]; &quot;=2&quot;; [Data.C198:.C414])" office:value-type="float" office:value="193" calcext:value-type="float">
            <text:p>1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2 authors papers</text:p>
          </table:table-cell>
          <table:table-cell table:formula="of:=COUNTIF([Data.D198:.D414];&quot;=2&quot;)"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itation count for 2 authors papers</text:p>
          </table:table-cell>
          <table:table-cell table:style-name="ce2" table:formula="of:=[.B5]/[.B6]" office:value-type="float" office:value="2.68055555555556" calcext:value-type="float">
            <text:p>2.68055555555556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itation sum for 3 authors</text:p>
          </table:table-cell>
          <table:table-cell table:formula="of:=SUMIF([Data.D198:.D414]; &quot;=3&quot;; [Data.C198:.C414])" office:value-type="float" office:value="139" calcext:value-type="float">
            <text:p>1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3 authors papers</text:p>
          </table:table-cell>
          <table:table-cell table:formula="of:=COUNTIF([Data.D207:.D423];&quot;=3&quot;)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itation count for 3 authors papers</text:p>
          </table:table-cell>
          <table:table-cell table:style-name="ce2" table:formula="of:=[.B9]/[.B10]" office:value-type="float" office:value="3.475" calcext:value-type="float">
            <text:p>3.475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itation sum for 4 or more authors</text:p>
          </table:table-cell>
          <table:table-cell table:formula="of:=SUMIF([Data.D198:.D414]; &quot;=4&quot;; [Data.C198:.C414])"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4 or more authors papers</text:p>
          </table:table-cell>
          <table:table-cell table:formula="of:=COUNTIF([Data.D211:.D427];&quot;=4&quot;)"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itation count for 4 or more authors papers</text:p>
          </table:table-cell>
          <table:table-cell table:style-name="ce2" table:formula="of:=[.B13]/[.B14]" office:value-type="float" office:value="3.2" calcext:value-type="float">
            <text:p>3.2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style-name="Default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style-name="Default"/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table:style-name="ce4"/>
          <table:table-cell table:style-name="ce6"/>
          <table:table-cell/>
          <table:table-cell table:style-name="ce6"/>
          <table:table-cell table:number-columns-repeated="8"/>
        </table:table-row>
        <table:table-row table:style-name="ro1">
          <table:table-cell table:style-name="ce4"/>
          <table:table-cell table:style-name="ce1"/>
          <table:table-cell/>
          <table:table-cell table:style-name="ce1"/>
          <table:table-cell table:number-columns-repeated="8"/>
        </table:table-row>
        <table:table-row table:style-name="ro1">
          <table:table-cell table:style-name="ce4"/>
          <table:table-cell table:style-name="ce1"/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style-name="Default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table:style-name="Default"/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SCS</text:p>
          </table:table-cell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Citation sum for single author</text:p>
          </table:table-cell>
          <table:table-cell table:formula="of:=SUMIF([Data.D280:.D333]; &quot;=1&quot;; [Data.C280:.C333])"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single author papers</text:p>
          </table:table-cell>
          <table:table-cell table:formula="of:=COUNTIF([Data.D280:.D333];&quot;=1&quot;)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itation count for single author papers</text:p>
          </table:table-cell>
          <table:table-cell table:style-name="ce5" table:formula="of:=[.B33]/[.B34]" office:value-type="float" office:value="2.875" calcext:value-type="float">
            <text:p>2.875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itation sum for 2 authors</text:p>
          </table:table-cell>
          <table:table-cell table:formula="of:=SUMIF([Data.D280:.D333]; &quot;=2&quot;; [Data.C280:.C333])"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2 authors papers</text:p>
          </table:table-cell>
          <table:table-cell table:formula="of:=COUNTIF([Data.D280:.D333];&quot;=2&quot;)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itation count for 2 authors papers</text:p>
          </table:table-cell>
          <table:table-cell table:style-name="ce2" table:formula="of:=[.B37]/[.B38]" office:value-type="float" office:value="1.07692307692308" calcext:value-type="float">
            <text:p>1.07692307692308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itation sum for 3 authors</text:p>
          </table:table-cell>
          <table:table-cell table:formula="of:=SUMIF([Data.D280:.D333]; &quot;=3&quot;; [Data.C239:.C455])" office:value-type="float" office:value="39" calcext:value-type="float">
            <text:p>3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 of 3 authors papers</text:p>
          </table:table-cell>
          <table:table-cell table:formula="of:=COUNTIF([Data.D280:.D333];&quot;=3&quot;)" office:value-type="float" office:value="14" calcext:value-type="float">
            <text:p>1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verage citation count for 3 authors papers</text:p>
          </table:table-cell>
          <table:table-cell table:style-name="ce2" table:formula="of:=[.B41]/[.B42]" office:value-type="float" office:value="2.78571428571429" calcext:value-type="float">
            <text:p>2.7857142857142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&gt;=4</text:p>
          </table:table-cell>
          <table:table-cell/>
        </table:table-row>
        <table:table-row table:style-name="ro1">
          <table:table-cell office:value-type="string" calcext:value-type="string">
            <text:p>Citation sum for 4 or more authors</text:p>
          </table:table-cell>
          <table:table-cell table:formula="of:=SUMIF([Data.D280:.D333]; &quot;=4&quot;; [Data.C280:.C333])"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4 or more authors papers</text:p>
          </table:table-cell>
          <table:table-cell table:formula="of:=COUNTIF([Data.D280:.D333];&quot;=4&quot;)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itation count for 4 or more authors papers</text:p>
          </table:table-cell>
          <table:table-cell table:style-name="ce2" table:formula="of:=[.B45]/[.B46]" office:value-type="float" office:value="1.54545454545455" calcext:value-type="float">
            <text:p>1.54545454545455</text:p>
          </table:table-cell>
          <table:table-cell table:number-columns-repeated="10"/>
        </table:table-row>
        <table:table-row table:style-name="ro1" table:number-rows-repeated="5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LMC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tation sum for single author</text:p>
          </table:table-cell>
          <table:table-cell table:formula="of:=SUMIF([Data.D198:.D279]; &quot;=1&quot;; [Data.C198:.C279])"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single author papers</text:p>
          </table:table-cell>
          <table:table-cell table:formula="of:=COUNTIF([Data.D198:.D279];&quot;=1&quot;)"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itation count for single author papers</text:p>
          </table:table-cell>
          <table:table-cell table:style-name="ce5" table:formula="of:=[.B54]/[.B55]" office:value-type="float" office:value="2.30434782608696" calcext:value-type="float">
            <text:p>2.30434782608696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itation sum for 2 authors</text:p>
          </table:table-cell>
          <table:table-cell table:formula="of:=SUMIF([Data.D198:.D279]; &quot;=2&quot;; [Data.C198:.C279])"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2 authors papers</text:p>
          </table:table-cell>
          <table:table-cell table:formula="of:=COUNTIF([Data.D198:.D279];&quot;=2&quot;)"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itation count for 2 authors papers</text:p>
          </table:table-cell>
          <table:table-cell table:style-name="ce2" table:formula="of:=[.B58]/[.B59]" office:value-type="float" office:value="3.48" calcext:value-type="float">
            <text:p>3.48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itation sum for 3 authors</text:p>
          </table:table-cell>
          <table:table-cell table:formula="of:=SUMIF([Data.D198:.D279]; &quot;=3&quot;; [Data.C198:.C279])"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3 authors papers</text:p>
          </table:table-cell>
          <table:table-cell table:formula="of:=COUNTIF([Data.D301:.D354];&quot;=3&quot;)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itation count for 3 authors papers</text:p>
          </table:table-cell>
          <table:table-cell table:style-name="ce2" table:formula="of:=[.B62]/[.B63]" office:value-type="float" office:value="5.30769230769231" calcext:value-type="float">
            <text:p>5.30769230769231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itation sum for 4 or more authors</text:p>
          </table:table-cell>
          <table:table-cell table:formula="of:=SUMIF([Data.D198:.D279]; &quot;=4&quot;; [Data.C198:.C279])"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4 or more authors papers</text:p>
          </table:table-cell>
          <table:table-cell table:formula="of:=COUNTIF([Data.D198:.D279];&quot;=4&quot;)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itation count for 4 or more authors papers</text:p>
          </table:table-cell>
          <table:table-cell table:style-name="ce2" table:formula="of:=[.B66]/[.B67]" office:value-type="float" office:value="3.1875" calcext:value-type="float">
            <text:p>3.1875</text:p>
          </table:table-cell>
          <table:table-cell table:number-columns-repeated="10"/>
        </table:table-row>
        <table:table-row table:style-name="ro1" table:number-rows-repeated="6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AP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tation sum for single author</text:p>
          </table:table-cell>
          <table:table-cell table:formula="of:=SUMIF([Data.D334:.D414]; &quot;=1&quot;; [Data.C334:.C414])" office:value-type="float" office:value="119" calcext:value-type="float">
            <text:p>1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single author papers</text:p>
          </table:table-cell>
          <table:table-cell table:formula="of:=COUNTIF([Data.D334:.D414];&quot;=1&quot;)"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itation count for single author papers</text:p>
          </table:table-cell>
          <table:table-cell table:style-name="ce5" table:formula="of:=[.B76]/[.B77]" office:value-type="float" office:value="3.71875" calcext:value-type="float">
            <text:p>3.71875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itation sum for 2 authors</text:p>
          </table:table-cell>
          <table:table-cell table:formula="of:=SUMIF([Data.D334:.D414]; &quot;=2&quot;; [Data.C334:.C414])"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2 authors papers</text:p>
          </table:table-cell>
          <table:table-cell table:formula="of:=COUNTIF([Data.D334:.D414];&quot;=2&quot;)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itation count for 2 authors papers</text:p>
          </table:table-cell>
          <table:table-cell table:style-name="ce2" table:formula="of:=[.B80]/[.B81]" office:value-type="float" office:value="2.70588235294118" calcext:value-type="float">
            <text:p>2.70588235294118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itation sum for 3 authors</text:p>
          </table:table-cell>
          <table:table-cell table:formula="of:=SUMIF([Data.D334:.D414]; &quot;=3&quot;; [Data.C334:.C414])"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3 authors papers</text:p>
          </table:table-cell>
          <table:table-cell table:formula="of:=COUNTIF([Data.D334:.D414];&quot;=3&quot;)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itation count for 3 authors papers</text:p>
          </table:table-cell>
          <table:table-cell table:style-name="ce2" table:formula="of:=[.B84]/[.B85]" office:value-type="float" office:value="4.88888888888889" calcext:value-type="float">
            <text:p>4.88888888888889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itation sum for 4 or more authors</text:p>
          </table:table-cell>
          <table:table-cell table:formula="of:=SUMIF([Data.D334:.D414]; &quot;=4&quot;; [Data.C334:.C414])"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4 or more authors papers</text:p>
          </table:table-cell>
          <table:table-cell table:formula="of:=COUNTIF([Data.D334:.D414];&quot;=4&quot;)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itation count for 4 or more authors papers</text:p>
          </table:table-cell>
          <table:table-cell table:style-name="ce2" table:formula="of:=[.B88]/[.B89]" office:value-type="float" office:value="4.66666666666667" calcext:value-type="float">
            <text:p>4.66666666666667</text:p>
          </table:table-cell>
          <table:table-cell table:number-columns-repeated="10"/>
        </table:table-row>
      </table:table>
      <table:table table:name="Sheet2" table:style-name="ta1">
        <table:table-column table:style-name="co11" table:number-columns-repeated="6" table:default-cell-style-name="Default"/>
        <table:table-column table:style-name="co25" table:default-cell-style-name="ce1"/>
        <table:table-column table:style-name="co26" table:default-cell-style-name="Default"/>
        <table:table-column table:style-name="co27" table:default-cell-style-name="Default"/>
        <table:table-row table:style-name="ro1">
          <table:table-cell table:formula="of:=COUNT([Data.D2])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SCS 2006 total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table:formula="of:=COUNT([Data.D2:.D47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SCS 2006 collaborative: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" table:formula="of:=COUNTIF([Data.D2:.D47]; &quot;&gt;= 2&quot;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SCS 2006 non-collaborative:</text:p>
          </table:table-cell>
          <table:table-cell table:style-name="ce1" office:value-type="string" calcext:value-type="string">
            <text:p>MSCS 2006 collaboration</text:p>
          </table:table-cell>
          <table:table-cell table:style-name="ce1" office:value-type="string" calcext:value-type="string">
            <text:p>MSCS collaboration</text:p>
          </table:table-cell>
        </table:table-row>
        <table:table-row table:style-name="ro1">
          <table:table-cell table:number-columns-repeated="6"/>
          <table:table-cell table:style-name="Default" table:formula="of:=[.G5]-[.G7]" office:value-type="float" office:value="15" calcext:value-type="float">
            <text:p>15</text:p>
          </table:table-cell>
          <table:table-cell table:formula="of:=[.G7]/[.G5]" office:value-type="float" office:value="0.673913043478261" calcext:value-type="float">
            <text:p>0.673913043478261</text:p>
          </table:table-cell>
          <table:table-cell table:style-name="ce2" table:formula="of:=([.G7]+[.G28])/([.G5]+[.G26])" office:value-type="float" office:value="0.69" calcext:value-type="float">
            <text:p>0.6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PAL 2006 total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" table:formula="of:=COUNT([Data.D48:.D167])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PAL 2006 collaborative: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table:formula="of:=COUNTIF([Data.D48:.D167]; &quot;&gt;=2&quot;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PAL 2006 non-collaborative:</text:p>
          </table:table-cell>
          <table:table-cell table:style-name="ce1" office:value-type="string" calcext:value-type="string">
            <text:p>APAL 2006 collaboration</text:p>
          </table:table-cell>
          <table:table-cell table:style-name="ce1" office:value-type="string" calcext:value-type="string">
            <text:p>APAL collaboration</text:p>
          </table:table-cell>
        </table:table-row>
        <table:table-row table:style-name="ro1">
          <table:table-cell table:number-columns-repeated="6"/>
          <table:table-cell table:style-name="Default" table:formula="of:=[.G12]-[.G14]" office:value-type="float" office:value="65" calcext:value-type="float">
            <text:p>65</text:p>
          </table:table-cell>
          <table:table-cell table:formula="of:=[.G14]/[.G12]" office:value-type="float" office:value="0.458333333333333" calcext:value-type="float">
            <text:p>0.458333333333333</text:p>
          </table:table-cell>
          <table:table-cell table:style-name="ce2" table:formula="of:=([.G14]+[.G35])/([.G12]+[.G33])" office:value-type="float" office:value="0.517412935323383" calcext:value-type="float">
            <text:p>0.51741293532338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LMCS 2006 total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table:formula="of:=COUNT([Data.D168:.D196]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LMCS 2006 collaborative: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table:formula="of:=COUNTIF([Data.D168:.D196]; &quot;&gt;=2&quot;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LMCS 2006 non-collaborative:</text:p>
          </table:table-cell>
          <table:table-cell table:style-name="ce1" office:value-type="string" calcext:value-type="string">
            <text:p>LMCS 2006 collaboration</text:p>
          </table:table-cell>
          <table:table-cell table:style-name="ce1" office:value-type="string" calcext:value-type="string">
            <text:p>LMCS collaboration</text:p>
          </table:table-cell>
        </table:table-row>
        <table:table-row table:style-name="ro1">
          <table:table-cell table:number-columns-repeated="6"/>
          <table:table-cell table:style-name="Default" table:formula="of:=[.G19]-[.G21]" office:value-type="float" office:value="9" calcext:value-type="float">
            <text:p>9</text:p>
          </table:table-cell>
          <table:table-cell table:formula="of:=[.G21]/[.G19]" office:value-type="float" office:value="0.689655172413793" calcext:value-type="float">
            <text:p>0.689655172413793</text:p>
          </table:table-cell>
          <table:table-cell table:style-name="ce2" table:formula="of:=([.G21]+[.G42])/([.G19]+[.G40])" office:value-type="float" office:value="0.711711711711712" calcext:value-type="float">
            <text:p>0.71171171171171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SCS 2014 total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table:formula="of:=COUNT([Data.D280:.D333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SCS 2014 collaborative: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" table:formula="of:=COUNTIF([Data.D280:.D333]; &quot;&gt;= 2&quot;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SCS 2014 non-collaborative:</text:p>
          </table:table-cell>
          <table:table-cell table:style-name="ce1" office:value-type="string" calcext:value-type="string">
            <text:p>MSCS 2014 collaboration</text:p>
          </table:table-cell>
          <table:table-cell/>
        </table:table-row>
        <table:table-row table:style-name="ro1">
          <table:table-cell table:number-columns-repeated="6"/>
          <table:table-cell table:style-name="Default" table:formula="of:=[.G26]-[.G28]" office:value-type="float" office:value="16" calcext:value-type="float">
            <text:p>16</text:p>
          </table:table-cell>
          <table:table-cell table:formula="of:=[.G28]/[.G26]" office:value-type="float" office:value="0.703703703703704" calcext:value-type="float">
            <text:p>0.703703703703704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PAL 2014 total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" table:formula="of:=COUNT([Data.D334:.D414]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PAL 2014 collaborative: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table:formula="of:=COUNTIF([Data.D334:.D414]; &quot;&gt;=2&quot;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PAL 2014 non-collaborative:</text:p>
          </table:table-cell>
          <table:table-cell table:style-name="ce1" office:value-type="string" calcext:value-type="string">
            <text:p>APAL 2014 collaboration</text:p>
          </table:table-cell>
          <table:table-cell/>
        </table:table-row>
        <table:table-row table:style-name="ro1">
          <table:table-cell table:number-columns-repeated="6"/>
          <table:table-cell table:style-name="Default" table:formula="of:=[.G33]-[.G35]" office:value-type="float" office:value="32" calcext:value-type="float">
            <text:p>32</text:p>
          </table:table-cell>
          <table:table-cell table:formula="of:=[.G35]/[.G33]" office:value-type="float" office:value="0.604938271604938" calcext:value-type="float">
            <text:p>0.604938271604938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LMCS 2014 total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table:formula="of:=COUNT([Data.D198:.D279]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LMCS 2014 collaborative: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table:formula="of:=COUNTIF([Data.D198:.D279]; &quot;&gt;=2&quot;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LMCS 2014 non-collaborative:</text:p>
          </table:table-cell>
          <table:table-cell table:style-name="ce1" office:value-type="string" calcext:value-type="string">
            <text:p>LMCS 2014 collaboration</text:p>
          </table:table-cell>
          <table:table-cell/>
        </table:table-row>
        <table:table-row table:style-name="ro1">
          <table:table-cell table:number-columns-repeated="6"/>
          <table:table-cell table:style-name="Default" table:formula="of:=[.G40]-[.G42]" office:value-type="float" office:value="23" calcext:value-type="float">
            <text:p>23</text:p>
          </table:table-cell>
          <table:table-cell table:formula="of:=[.G42]/[.G40]" office:value-type="float" office:value="0.719512195121951" calcext:value-type="float">
            <text:p>0.71951219512195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0/00/0000</text:date>, <text:time style:data-style-name="N2" text:time-value="15:51:46.155903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7:01:19.078873690</meta:creation-date>
    <dc:date>2018-12-05T16:03:15.433517414</dc:date>
    <meta:editing-duration>PT8H33M23S</meta:editing-duration>
    <meta:editing-cycles>264</meta:editing-cycles>
    <meta:generator>LibreOffice/5.2.7.2$Linux_X86_64 LibreOffice_project/20m0$Build-2</meta:generator>
    <meta:document-statistic meta:table-count="6" meta:cell-count="206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6cm" svg:height="9.002cm" xlink:href=".." xlink:type="simple" chart:class="chart:bar" chart:style-name="ch1">
        <chart:title svg:x="1.15cm" svg:y="0.316cm" chart:style-name="ch2">
          <text:p>Average citation count set against number of collaborators</text:p>
        </chart:title>
        <chart:plot-area chart:style-name="ch3" table:cell-range-address="Quality.K41:Quality.K44 Quality.B3:Quality.B3 Quality.B7:Quality.B7 Quality.B11:Quality.B11 Quality.B15:Quality.B15" chart:data-source-has-labels="column" svg:x="1.29cm" svg:y="1.275cm" svg:width="12.407cm" svg:height="6.566cm">
          <chartooo:coordinate-region svg:x="2.017cm" svg:y="1.474cm" svg:width="11.68cm" svg:height="5.72cm"/>
          <chart:axis chart:dimension="x" chart:name="primary-x" chart:style-name="ch4" chartooo:axis-type="auto">
            <chartooo:date-scale/>
            <chart:title svg:x="5.703cm" svg:y="8.021cm" chart:style-name="ch5">
              <text:p>Number of collaborators</text:p>
            </chart:title>
            <chart:categories table:cell-range-address="Quality.K41:Quality.K44"/>
          </chart:axis>
          <chart:axis chart:dimension="y" chart:name="primary-y" chart:style-name="ch6">
            <chart:title svg:x="0.451cm" svg:y="6.203cm" chart:style-name="ch7">
              <text:p>Average citation count</text:p>
            </chart:title>
            <chart:grid chart:style-name="ch8" chart:class="major"/>
          </chart:axis>
          <chart:series chart:style-name="ch9" chart:values-cell-range-address="Quality.B3:Quality.B3 Quality.B7:Quality.B7 Quality.B11:Quality.B11 Quality.B15:Quality.B1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Quality.K41:Quality.K44</svg:desc>
                </draw:g>
              </table:table-cell>
              <table:table-cell office:value-type="float" office:value="3.07042253521127">
                <text:p>3.07042253521127</text:p>
                <draw:g>
                  <svg:desc>Quality.B3:Quality.B3 Quality.B7:Quality.B7 Quality.B11:Quality.B11 Quality.B15:Quality.B1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68055555555556">
                <text:p>2.680555555555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string">
                <text:p>&gt;=4</text:p>
              </table:table-cell>
              <table:table-cell office:value-type="float" office:value="3.2">
                <text:p>3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6cm" svg:height="9.002cm" xlink:href=".." xlink:type="simple" chart:class="chart:bar" chart:style-name="ch1">
        <chart:title svg:x="0.29cm" svg:y="0.316cm" chart:style-name="ch2">
          <text:p>Average citation count set against number of collaborators (MSCS)</text:p>
        </chart:title>
        <chart:plot-area chart:style-name="ch3" table:cell-range-address="Quality.K41:Quality.K44 Quality.B35:Quality.B35 Quality.B39:Quality.B39 Quality.B43:Quality.B43 Quality.B47:Quality.B47" chart:data-source-has-labels="column" svg:x="1.29cm" svg:y="1.275cm" svg:width="12.407cm" svg:height="6.566cm">
          <chartooo:coordinate-region svg:x="2.017cm" svg:y="1.474cm" svg:width="11.68cm" svg:height="5.72cm"/>
          <chart:axis chart:dimension="x" chart:name="primary-x" chart:style-name="ch4" chartooo:axis-type="auto">
            <chartooo:date-scale/>
            <chart:title svg:x="5.703cm" svg:y="8.021cm" chart:style-name="ch5">
              <text:p>Number of collaborators</text:p>
            </chart:title>
            <chart:categories table:cell-range-address="Quality.K41:Quality.K44"/>
          </chart:axis>
          <chart:axis chart:dimension="y" chart:name="primary-y" chart:style-name="ch6">
            <chart:title svg:x="0.451cm" svg:y="6.203cm" chart:style-name="ch7">
              <text:p>Average citation count</text:p>
            </chart:title>
            <chart:grid chart:style-name="ch8" chart:class="major"/>
          </chart:axis>
          <chart:series chart:style-name="ch9" chart:values-cell-range-address="Quality.B35:Quality.B35 Quality.B39:Quality.B39 Quality.B43:Quality.B43 Quality.B47:Quality.B47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Quality.K41:Quality.K44</svg:desc>
                </draw:g>
              </table:table-cell>
              <table:table-cell office:value-type="float" office:value="2.875">
                <text:p>2.875</text:p>
                <draw:g>
                  <svg:desc>Quality.B35:Quality.B35 Quality.B39:Quality.B39 Quality.B43:Quality.B43 Quality.B47:Quality.B4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7692307692308">
                <text:p>1.0769230769230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string">
                <text:p>&gt;=4</text:p>
              </table:table-cell>
              <table:table-cell office:value-type="float" office:value="1.54545454545455">
                <text:p>1.545454545454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6cm" svg:height="9.002cm" xlink:href=".." xlink:type="simple" chart:class="chart:bar" chart:style-name="ch1">
        <chart:title svg:x="0.317cm" svg:y="0.316cm" chart:style-name="ch2">
          <text:p>Average citation count set against number of collaborators (LMCS)</text:p>
        </chart:title>
        <chart:plot-area chart:style-name="ch3" table:cell-range-address="Quality.K41:Quality.K44 Quality.B56:Quality.B56 Quality.B60:Quality.B60 Quality.B64:Quality.B64 Quality.B68:Quality.B68" chart:data-source-has-labels="column" svg:x="1.29cm" svg:y="1.275cm" svg:width="12.407cm" svg:height="6.566cm">
          <chartooo:coordinate-region svg:x="1.726cm" svg:y="1.474cm" svg:width="11.971cm" svg:height="5.72cm"/>
          <chart:axis chart:dimension="x" chart:name="primary-x" chart:style-name="ch4" chartooo:axis-type="auto">
            <chartooo:date-scale/>
            <chart:title svg:x="5.703cm" svg:y="8.021cm" chart:style-name="ch5">
              <text:p>Number of collaborators</text:p>
            </chart:title>
            <chart:categories table:cell-range-address="Quality.K41:Quality.K44"/>
          </chart:axis>
          <chart:axis chart:dimension="y" chart:name="primary-y" chart:style-name="ch6">
            <chart:title svg:x="0.451cm" svg:y="6.203cm" chart:style-name="ch7">
              <text:p>Average citation count</text:p>
            </chart:title>
            <chart:grid chart:style-name="ch8" chart:class="major"/>
          </chart:axis>
          <chart:series chart:style-name="ch9" chart:values-cell-range-address="Quality.B56:Quality.B56 Quality.B60:Quality.B60 Quality.B64:Quality.B64 Quality.B68:Quality.B68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Quality.K41:Quality.K44</svg:desc>
                </draw:g>
              </table:table-cell>
              <table:table-cell office:value-type="float" office:value="2.30434782608696">
                <text:p>2.30434782608696</text:p>
                <draw:g>
                  <svg:desc>Quality.B56:Quality.B56 Quality.B60:Quality.B60 Quality.B64:Quality.B64 Quality.B68:Quality.B6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.30769230769231">
                <text:p>5.30769230769231</text:p>
              </table:table-cell>
            </table:table-row>
            <table:table-row>
              <table:table-cell office:value-type="string">
                <text:p>&gt;=4</text:p>
              </table:table-cell>
              <table:table-cell office:value-type="float" office:value="3.1875">
                <text:p>3.1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6cm" svg:height="9.002cm" xlink:href=".." xlink:type="simple" chart:class="chart:bar" chart:style-name="ch1">
        <chart:title svg:x="0.396cm" svg:y="0.316cm" chart:style-name="ch2">
          <text:p>Average citation count set against number of collaborators (APAL)</text:p>
        </chart:title>
        <chart:plot-area chart:style-name="ch3" table:cell-range-address="Quality.K41:Quality.K44 Quality.B78:Quality.B78 Quality.B82:Quality.B82 Quality.B86:Quality.B86 Quality.B90:Quality.B90" chart:data-source-has-labels="column" svg:x="1.29cm" svg:y="1.275cm" svg:width="12.407cm" svg:height="6.566cm">
          <chartooo:coordinate-region svg:x="1.726cm" svg:y="1.474cm" svg:width="11.971cm" svg:height="5.72cm"/>
          <chart:axis chart:dimension="x" chart:name="primary-x" chart:style-name="ch4" chartooo:axis-type="auto">
            <chartooo:date-scale/>
            <chart:title svg:x="5.703cm" svg:y="8.021cm" chart:style-name="ch5">
              <text:p>Number of collaborators</text:p>
            </chart:title>
            <chart:categories table:cell-range-address="Quality.K41:Quality.K44"/>
          </chart:axis>
          <chart:axis chart:dimension="y" chart:name="primary-y" chart:style-name="ch6">
            <chart:title svg:x="0.451cm" svg:y="6.203cm" chart:style-name="ch7">
              <text:p>Average citation count</text:p>
            </chart:title>
            <chart:grid chart:style-name="ch8" chart:class="major"/>
          </chart:axis>
          <chart:series chart:style-name="ch9" chart:values-cell-range-address="Quality.B78:Quality.B78 Quality.B82:Quality.B82 Quality.B86:Quality.B86 Quality.B90:Quality.B90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Quality.K41:Quality.K44</svg:desc>
                </draw:g>
              </table:table-cell>
              <table:table-cell office:value-type="float" office:value="3.71875">
                <text:p>3.71875</text:p>
                <draw:g>
                  <svg:desc>Quality.B78:Quality.B78 Quality.B82:Quality.B82 Quality.B86:Quality.B86 Quality.B90:Quality.B9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88888888888889">
                <text:p>4.88888888888889</text:p>
              </table:table-cell>
            </table:table-row>
            <table:table-row>
              <table:table-cell office:value-type="string">
                <text:p>&gt;=4</text:p>
              </table:table-cell>
              <table:table-cell office:value-type="float" office:value="4.66666666666667">
                <text:p>4.6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